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5.744135mm" fo:page-width="13.79284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3745">
          <draw:g draw:id="layer1">
            <draw:path svg:d="M 675.5748 0.0 C 831.11365 379.42288 1000.899 602.1871 1109.1893 725.4983 C 1194.6896 822.8599 1663.243 1255.784 1123.2074 1932.3368 C 1444.0582 1269.895 1328.5719 877.1929 754.9498 634.99994 C 754.9498 1164.1666 754.9498 1561.0416 754.9498 2037.2915 C 772.9437 2614.8337 179.6087 2650.1401 34.905006 2496.532 C -114.55857 2337.874 237.85126 1811.5253 675.5748 1984.3749 C 675.5748 1561.0416 675.5748 767.2916 675.5748 0.0 z" svg:height="25.744137mm" draw:style-name="style-2" svg:viewBox="0.0 0.0 1379.2844 2574.4138" svg:width="13.792845mm" svg:x="8.074442E-6mm" svg:y="0.0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5.744135mm" fo:page-width="13.79284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